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row table:style-name="ro1" table:number-rows-repeated="3">
          <table:table-cell table:number-columns-repeated="17"/>
        </table:table-row>
        <table:table-row table:style-name="ro2">
          <table:table-cell table:style-name="ce1" office:value-type="string">
            <text:p>Speed</text:p>
          </table:table-cell>
          <table:table-cell table:number-columns-repeated="8"/>
          <table:table-cell table:style-name="ce1" office:value-type="string">
            <text:p>Space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style-name="ce2" office:value-type="string">
            <text:p>PENALTY</text:p>
          </table:table-cell>
          <table:table-cell office:value-type="string">
            <text:p>soffice</text:p>
          </table:table-cell>
          <table:table-cell office:value-type="string">
            <text:p>sqlite</text:p>
          </table:table-cell>
          <table:table-cell office:value-type="string">
            <text:p>tar</text:p>
          </table:table-cell>
          <table:table-cell office:value-type="string">
            <text:p>ls</text:p>
          </table:table-cell>
          <table:table-cell office:value-type="string">
            <text:p>latex</text:p>
          </table:table-cell>
          <table:table-cell table:style-name="ce2" office:value-type="string">
            <text:p>SUM</text:p>
          </table:table-cell>
          <table:table-cell office:value-type="string">
            <text:p>Position</text:p>
          </table:table-cell>
          <table:table-cell/>
          <table:table-cell table:style-name="ce2" office:value-type="string">
            <text:p>PENALTY</text:p>
          </table:table-cell>
          <table:table-cell office:value-type="string">
            <text:p>soffice</text:p>
          </table:table-cell>
          <table:table-cell office:value-type="string">
            <text:p>sqlite</text:p>
          </table:table-cell>
          <table:table-cell office:value-type="string">
            <text:p>tar</text:p>
          </table:table-cell>
          <table:table-cell office:value-type="string">
            <text:p>ls</text:p>
          </table:table-cell>
          <table:table-cell office:value-type="string">
            <text:p>latex</text:p>
          </table:table-cell>
          <table:table-cell table:style-name="ce2" office:value-type="string">
            <text:p>SUM</text:p>
          </table:table-cell>
          <table:table-cell office:value-type="string">
            <text:p>Position</text:p>
          </table:table-cell>
        </table:table-row>
        <table:table-row table:style-name="ro1">
          <table:table-cell office:value-type="string">
            <text:p>rmalloc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B7:.F7])" office:value-type="float" office:value="9">
            <text:p>9</text:p>
          </table:table-cell>
          <table:table-cell table:formula="of:=3" office:value-type="float" office:value="3">
            <text:p>3</text:p>
          </table:table-cell>
          <table:table-cell/>
          <table:table-cell office:value-type="string">
            <text:p>rmalloc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table:formula="of:=SUM([.K7:.O7])" office:value-type="float" office:value="11">
            <text:p>1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malloc-c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B8:.F8])" office:value-type="float" office:value="6">
            <text:p>6</text:p>
          </table:table-cell>
          <table:table-cell table:formula="of:=1" office:value-type="float" office:value="1">
            <text:p>1</text:p>
          </table:table-cell>
          <table:table-cell/>
          <table:table-cell office:value-type="string">
            <text:p>Rmalloc-c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K8:.O8])" office:value-type="float" office:value="18">
            <text:p>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malloc-c-m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([.B9:.F9])" office:value-type="float" office:value="23">
            <text:p>23</text:p>
          </table:table-cell>
          <table:table-cell table:formula="of:=6" office:value-type="float" office:value="6">
            <text:p>6</text:p>
          </table:table-cell>
          <table:table-cell/>
          <table:table-cell office:value-type="string">
            <text:p>Rmalloc-c-m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formula="of:=SUM([.K9:.O9])"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lmalloc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B10:.F10])" office:value-type="float" office:value="12">
            <text:p>12</text:p>
          </table:table-cell>
          <table:table-cell table:formula="of:=4" office:value-type="float" office:value="4">
            <text:p>4</text:p>
          </table:table-cell>
          <table:table-cell/>
          <table:table-cell office:value-type="string">
            <text:p>dlmalloc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K10:.O10])"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emalloc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11:.F11])" office:value-type="float" office:value="7">
            <text:p>7</text:p>
          </table:table-cell>
          <table:table-cell table:formula="of:=2" office:value-type="float" office:value="2">
            <text:p>2</text:p>
          </table:table-cell>
          <table:table-cell/>
          <table:table-cell office:value-type="string">
            <text:p>jemalloc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([.K11:.O11])" office:value-type="float" office:value="23">
            <text:p>2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cmalloc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SUM([.B12:.F12])" office:value-type="float" office:value="18">
            <text:p>18</text:p>
          </table:table-cell>
          <table:table-cell table:formula="of:=5" office:value-type="float" office:value="5">
            <text:p>5</text:p>
          </table:table-cell>
          <table:table-cell/>
          <table:table-cell office:value-type="string">
            <text:p>tcmalloc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K12:.O12])"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2" office:value-type="string">
            <text:p>BEST</text:p>
          </table:table-cell>
          <table:table-cell office:value-type="string">
            <text:p>soffice</text:p>
          </table:table-cell>
          <table:table-cell office:value-type="string">
            <text:p>sqlite</text:p>
          </table:table-cell>
          <table:table-cell office:value-type="string">
            <text:p>tar</text:p>
          </table:table-cell>
          <table:table-cell office:value-type="string">
            <text:p>ls</text:p>
          </table:table-cell>
          <table:table-cell office:value-type="string">
            <text:p>latex</text:p>
          </table:table-cell>
          <table:table-cell table:style-name="ce2" office:value-type="string">
            <text:p>SUM</text:p>
          </table:table-cell>
          <table:table-cell table:number-columns-repeated="2"/>
          <table:table-cell table:style-name="ce2" office:value-type="string">
            <text:p>BEST</text:p>
          </table:table-cell>
          <table:table-cell office:value-type="string">
            <text:p>soffice</text:p>
          </table:table-cell>
          <table:table-cell office:value-type="string">
            <text:p>sqlite</text:p>
          </table:table-cell>
          <table:table-cell office:value-type="string">
            <text:p>tar</text:p>
          </table:table-cell>
          <table:table-cell office:value-type="string">
            <text:p>ls</text:p>
          </table:table-cell>
          <table:table-cell office:value-type="string">
            <text:p>latex</text:p>
          </table:table-cell>
          <table:table-cell table:style-name="ce2" office:value-type="string">
            <text:p>SUM</text:p>
          </table:table-cell>
          <table:table-cell/>
        </table:table-row>
        <table:table-row table:style-name="ro1">
          <table:table-cell office:value-type="string">
            <text:p>rmalloc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B15:.F15])" office:value-type="float" office:value="11">
            <text:p>1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rmalloc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K15:.O15])"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malloc-c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B16:.F16])"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malloc-c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K16:.O16])"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malloc-c-m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([.B17:.F17])"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string">
            <text:p>Rmalloc-c-m</text:p>
          </table:table-cell>
          <table:table-cell table:number-columns-repeated="5" office:value-type="float" office:value="1">
            <text:p>1</text:p>
          </table:table-cell>
          <table:table-cell table:formula="of:=SUM([.K17:.O17])"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lmalloc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B18:.F18])" office:value-type="float" office:value="11">
            <text:p>1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lmalloc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K18:.O18])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emallo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19:.F19])"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jemallo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K19:.O19])"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cmalloc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SUM([.B20:.F20])" office:value-type="float" office:value="17">
            <text:p>17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cmallo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K20:.O20])" office:value-type="float" office:value="8">
            <text:p>8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2" office:value-type="string">
            <text:p>WORST</text:p>
          </table:table-cell>
          <table:table-cell office:value-type="string">
            <text:p>soffice</text:p>
          </table:table-cell>
          <table:table-cell office:value-type="string">
            <text:p>sqlite</text:p>
          </table:table-cell>
          <table:table-cell office:value-type="string">
            <text:p>tar</text:p>
          </table:table-cell>
          <table:table-cell office:value-type="string">
            <text:p>ls</text:p>
          </table:table-cell>
          <table:table-cell office:value-type="string">
            <text:p>latex</text:p>
          </table:table-cell>
          <table:table-cell table:style-name="ce2" office:value-type="string">
            <text:p>SUM</text:p>
          </table:table-cell>
          <table:table-cell table:number-columns-repeated="2"/>
          <table:table-cell table:style-name="ce2" office:value-type="string">
            <text:p>WORST</text:p>
          </table:table-cell>
          <table:table-cell office:value-type="string">
            <text:p>soffice</text:p>
          </table:table-cell>
          <table:table-cell office:value-type="string">
            <text:p>sqlite</text:p>
          </table:table-cell>
          <table:table-cell office:value-type="string">
            <text:p>tar</text:p>
          </table:table-cell>
          <table:table-cell office:value-type="string">
            <text:p>ls</text:p>
          </table:table-cell>
          <table:table-cell office:value-type="string">
            <text:p>latex</text:p>
          </table:table-cell>
          <table:table-cell table:style-name="ce2" office:value-type="string">
            <text:p>SUM</text:p>
          </table:table-cell>
          <table:table-cell/>
        </table:table-row>
        <table:table-row table:style-name="ro1">
          <table:table-cell office:value-type="string">
            <text:p>rmalloc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B23:.F23])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malloc</text:p>
          </table:table-cell>
          <table:table-cell table:number-columns-repeated="5" office:value-type="float" office:value="0">
            <text:p>0</text:p>
          </table:table-cell>
          <table:table-cell table:formula="of:=SUM([.K23:.O23])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malloc-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24:.F24])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malloc-c</text:p>
          </table:table-cell>
          <table:table-cell table:number-columns-repeated="5" office:value-type="float" office:value="0">
            <text:p>0</text:p>
          </table:table-cell>
          <table:table-cell table:formula="of:=SUM([.K24:.O24])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malloc-c-m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B25:.F25])" office:value-type="float" office:value="18">
            <text:p>18</text:p>
          </table:table-cell>
          <table:table-cell office:value-type="float" office:value="4">
            <text:p>4</text:p>
          </table:table-cell>
          <table:table-cell/>
          <table:table-cell office:value-type="string">
            <text:p>Rmalloc-c-m</text:p>
          </table:table-cell>
          <table:table-cell table:number-columns-repeated="5" office:value-type="float" office:value="0">
            <text:p>0</text:p>
          </table:table-cell>
          <table:table-cell table:formula="of:=SUM([.K25:.O25])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lmallo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B26:.F26])"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string">
            <text:p>dlmalloc</text:p>
          </table:table-cell>
          <table:table-cell table:number-columns-repeated="5" office:value-type="float" office:value="0">
            <text:p>0</text:p>
          </table:table-cell>
          <table:table-cell table:formula="of:=SUM([.K26:.O26])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emalloc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B27:.F27])"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jemalloc</text:p>
          </table:table-cell>
          <table:table-cell table:number-columns-repeated="5" office:value-type="float" office:value="1">
            <text:p>1</text:p>
          </table:table-cell>
          <table:table-cell table:formula="of:=SUM([.K27:.O27])"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cmalloc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SUM([.B28:.F28])" office:value-type="float" office:value="19">
            <text:p>19</text:p>
          </table:table-cell>
          <table:table-cell office:value-type="float" office:value="5">
            <text:p>5</text:p>
          </table:table-cell>
          <table:table-cell/>
          <table:table-cell office:value-type="string">
            <text:p>tcmalloc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K28:.O28])"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2" office:value-type="string">
            <text:p>AVERAGE</text:p>
          </table:table-cell>
          <table:table-cell office:value-type="string">
            <text:p>soffice</text:p>
          </table:table-cell>
          <table:table-cell office:value-type="string">
            <text:p>sqlite</text:p>
          </table:table-cell>
          <table:table-cell office:value-type="string">
            <text:p>tar</text:p>
          </table:table-cell>
          <table:table-cell office:value-type="string">
            <text:p>ls</text:p>
          </table:table-cell>
          <table:table-cell office:value-type="string">
            <text:p>latex</text:p>
          </table:table-cell>
          <table:table-cell table:style-name="ce2" office:value-type="string">
            <text:p>SUM</text:p>
          </table:table-cell>
          <table:table-cell table:number-columns-repeated="2"/>
          <table:table-cell table:style-name="ce2"/>
          <table:table-cell table:number-columns-repeated="5"/>
          <table:table-cell table:style-name="ce2"/>
          <table:table-cell/>
        </table:table-row>
        <table:table-row table:style-name="ro1">
          <table:table-cell office:value-type="string">
            <text:p>rmalloc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31:.F31])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Rmalloc-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B32:.F32])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Rmalloc-c-m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SUM([.B33:.F33])"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dlmalloc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B34:.F34])"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jemalloc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B35:.F35])"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string">
            <text:p>tcmalloc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SUM([.B36:.F36])"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9"/>
          <table:table-cell office:value-type="string">
            <text:p>sum penalty</text:p>
          </table:table-cell>
          <table:table-cell office:value-type="string">
            <text:p>penalty</text:p>
          </table:table-cell>
          <table:table-cell office:value-type="string">
            <text:p>best</text:p>
          </table:table-cell>
          <table:table-cell office:value-type="string">
            <text:p>worst</text:p>
          </table:table-cell>
          <table:table-cell office:value-type="string">
            <text:p>AVG PENALTY</text:p>
          </table:table-cell>
          <table:table-cell table:style-name="ce2" office:value-type="string">
            <text:p>POS</text:p>
          </table:table-cell>
          <table:table-cell table:number-columns-repeated="2"/>
        </table:table-row>
        <table:table-row table:style-name="ro1">
          <table:table-cell office:value-type="string">
            <text:p>sum penalty</text:p>
          </table:table-cell>
          <table:table-cell office:value-type="string">
            <text:p>penalty</text:p>
          </table:table-cell>
          <table:table-cell office:value-type="string">
            <text:p>best</text:p>
          </table:table-cell>
          <table:table-cell office:value-type="string">
            <text:p>worst</text:p>
          </table:table-cell>
          <table:table-cell office:value-type="string">
            <text:p>average</text:p>
          </table:table-cell>
          <table:table-cell office:value-type="string">
            <text:p>AVG PENALTY</text:p>
          </table:table-cell>
          <table:table-cell table:style-name="ce2" office:value-type="string">
            <text:p>POS</text:p>
          </table:table-cell>
          <table:table-cell table:number-columns-repeated="2"/>
          <table:table-cell office:value-type="string">
            <text:p>rmalloc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ROUND(AVERAGE([.K39:.M39]); 2)"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rmalloc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ROUND(AVERAGE([.B40:.E40]); 2)" office:value-type="float" office:value="6.75">
            <text:p>6,7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Rmalloc-c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ROUND(AVERAGE([.K40:.M40]); 2)"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Rmalloc-c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ROUND(AVERAGE([.B41:.E41]); 2)" office:value-type="float" office:value="4.75">
            <text:p>4,7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malloc-c-m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ROUND(AVERAGE([.K41:.M41]); 2)" office:value-type="float" office:value="3.67">
            <text:p>3,67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Rmalloc-c-m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18">
            <text:p>18</text:p>
          </table:table-cell>
          <table:table-cell table:formula="of:=ROUND(AVERAGE([.B42:.E42]); 2)" office:value-type="float" office:value="20.5">
            <text:p>20,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lmalloc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ROUND(AVERAGE([.K42:.M42]); 2)" office:value-type="float" office:value="3.33">
            <text:p>3,3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lmalloc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ROUND(AVERAGE([.B43:.E43]); 2)" office:value-type="float" office:value="9.25">
            <text:p>9,2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jemalloc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ROUND(AVERAGE([.K43:.M43]); 2)" office:value-type="float" office:value="11.33">
            <text:p>11,33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jemalloc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ROUND(AVERAGE([.B44:.E44]); 2)" office:value-type="float" office:value="11.25">
            <text:p>11,2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tcmalloc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ROUND(AVERAGE([.K44:.M44]); 2)" office:value-type="float" office:value="9.33">
            <text:p>9,3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tcmalloc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ROUND(AVERAGE([.B45:.E45]); 2)"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el Jansson</meta:initial-creator>
    <meta:creation-date>2014-05-27T19:06:39</meta:creation-date>
    <dc:date>2014-05-27T20:38:57</dc:date>
    <dc:creator>Mikael Jansson</dc:creator>
    <meta:editing-duration>PT1H1M58S</meta:editing-duration>
    <meta:editing-cycles>4</meta:editing-cycles>
    <meta:generator>LibreOffice/4.0.2.2$Linux_x86 LibreOffice_project/400m0$Build-2</meta:generator>
    <meta:document-statistic meta:table-count="1" meta:cell-count="480" meta:object-count="0"/>
  </office:meta>
</office:document-meta>
</file>